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1" svg:font-family="'Courier New', 'Courier New PSMT'" style:font-family-generic="modern"/>
    <style:font-face style:name="Arial2" svg:font-family="Arial, Arial"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style:text-autospace="none"/>
    </style:style>
    <style:style style:name="P3" style:family="paragraph" style:parent-style-name="Default">
      <style:paragraph-properties style:text-autospace="none"/>
      <style:text-properties style:font-name="Arial2" fo:font-size="8pt" style:font-name-asian="Arial2" style:font-size-asian="8pt" style:font-name-complex="Arial2" style:font-size-complex="8pt"/>
    </style:style>
    <style:style style:name="P4" style:family="paragraph" style:parent-style-name="Default">
      <style:paragraph-properties style:text-autospace="none"/>
      <style:text-properties fo:color="#000000" style:font-name="Arial2" fo:font-size="8pt" fo:font-weight="bold" style:font-name-asian="Arial2" style:font-size-asian="8pt" style:font-weight-asian="bold" style:font-name-complex="Arial2" style:font-size-complex="8pt" style:font-weight-complex="bold"/>
    </style:style>
    <style:style style:name="P5" style:family="paragraph" style:parent-style-name="Default">
      <style:paragraph-properties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6" style:family="paragraph" style:parent-style-name="Default">
      <style:paragraph-properties style:text-autospace="none"/>
      <style:text-properties fo:color="#000000" style:text-line-through-style="none" style:font-name="Arial2" fo:font-size="11.5pt" style:text-underline-style="none" fo:font-weight="bold" style:font-name-asian="Arial2" style:font-size-asian="11.5pt" style:font-weight-asian="bold" style:font-name-complex="Arial2" style:font-size-complex="11.5pt" style:font-weight-complex="bold"/>
    </style:style>
    <style:style style:name="P7" style:family="paragraph" style:parent-style-name="Default">
      <style:paragraph-properties style:text-autospace="none"/>
      <style:text-properties style:text-line-through-style="none" style:font-name="Arial2" fo:font-size="11.5pt" style:text-underline-style="none" fo:font-weight="bold" style:font-name-asian="Arial2" style:font-size-asian="11.5pt" style:font-weight-asian="bold" style:font-name-complex="Arial2" style:font-size-complex="11.5pt" style:font-weight-complex="bold"/>
    </style:style>
    <style:style style:name="P8" style:family="paragraph" style:parent-style-name="Default">
      <style:paragraph-properties style:text-autospace="none"/>
      <style:text-properties style:text-position="super 58%" style:font-name="Arial2" fo:font-size="16pt" style:font-name-asian="Arial2" style:font-size-asian="16pt" style:font-name-complex="Arial2" style:font-size-complex="16pt"/>
    </style:style>
    <style:style style:name="P9" style:family="paragraph" style:parent-style-name="Default">
      <style:paragraph-properties fo:margin-left="0in" fo:margin-right="0in" fo:text-indent="0in" style:auto-text-indent="false" style:text-autospace="none"/>
    </style:style>
    <style:style style:name="P10" style:family="paragraph" style:parent-style-name="Default">
      <style:paragraph-properties fo:margin-left="0in" fo:margin-right="0in"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11" style:family="paragraph" style:parent-style-name="Default">
      <style:paragraph-properties fo:margin-left="0in" fo:margin-right="0in" fo:text-align="end" style:justify-single-word="false"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12" style:family="paragraph" style:parent-style-name="Default">
      <style:paragraph-properties fo:margin-left="0in" fo:margin-right="0in" fo:text-indent="0in" style:auto-text-indent="false" style:text-autospace="none"/>
      <style:text-properties fo:color="#2a00ff"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3" style:family="paragraph" style:parent-style-name="Default">
      <style:paragraph-properties fo:break-before="page" style:text-autospace="none"/>
      <style:text-properties style:font-name="Arial2" fo:font-size="8pt" style:font-name-asian="Arial2" style:font-size-asian="8pt" style:font-name-complex="Arial2" style:font-size-complex="8pt"/>
    </style:style>
    <style:style style:name="P14" style:family="paragraph" style:parent-style-name="Default">
      <style:paragraph-properties style:text-autospace="none"/>
      <style:text-properties style:font-name="Arial2" fo:font-size="8pt" style:font-name-asian="Arial2" style:font-size-asian="8pt" style:font-name-complex="Arial2" style:font-size-complex="8pt"/>
    </style:style>
    <style:style style:name="P15" style:family="paragraph" style:parent-style-name="Default">
      <style:paragraph-properties style:text-autospace="none"/>
      <style:text-properties fo:color="#3f7f5f" style:font-name="Courier New" fo:font-size="10pt" style:font-name-asian="Courier New" style:font-size-asian="10pt" style:font-name-complex="Courier New" style:font-size-complex="10pt"/>
    </style:style>
    <style:style style:name="P16" style:family="paragraph" style:parent-style-name="Default">
      <style:paragraph-properties style:text-autospace="none"/>
      <style:text-properties fo:color="#2a00ff" style:font-name="Courier New" fo:font-size="10pt" style:font-name-asian="Courier New" style:font-size-asian="10pt" style:font-name-complex="Courier New" style:font-size-complex="10pt"/>
    </style:style>
    <style:style style:name="P17" style:family="paragraph" style:parent-style-name="Default" style:list-style-name="Numbering_20_1" style:master-page-name="">
      <style:paragraph-properties style:page-number="auto" style:text-autospace="none"/>
      <style:text-properties fo:color="#000000" style:font-name="Arial2" fo:font-size="13pt" fo:font-weight="bold" style:font-name-asian="Arial2" style:font-size-asian="13pt" style:font-weight-asian="bold" style:font-name-complex="Arial2" style:font-size-complex="13pt" style:font-weight-complex="bold"/>
    </style:style>
    <style:style style:name="P18" style:family="paragraph" style:parent-style-name="Default" style:list-style-name="Numbering_20_1" style:master-page-name="">
      <style:paragraph-properties style:page-number="auto"/>
      <style:text-properties fo:font-size="13pt" fo:font-weight="bold" style:font-size-asian="13pt" style:font-weight-asian="bold" style:font-size-complex="13pt" style:font-weight-complex="bold"/>
    </style:style>
    <style:style style:name="P19" style:family="paragraph" style:parent-style-name="Default">
      <style:paragraph-properties fo:margin-left="0in" fo:margin-right="0in" fo:text-indent="0in" style:auto-text-indent="false" style:text-autospace="none"/>
      <style:text-properties fo:color="#2a00ff"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 style:family="text">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T2" style:family="text">
      <style:text-properties fo:color="#000000" style:text-line-through-style="none" style:font-name="Arial2" fo:font-size="10pt" style:text-underline-style="none" fo:font-weight="bold" style:font-name-asian="Arial2" style:font-size-asian="10pt" style:font-weight-asian="bold" style:font-name-complex="Arial2" style:font-size-complex="10pt" style:font-weight-complex="bold"/>
    </style:style>
    <style:style style:name="T3" style:family="text">
      <style:text-properties fo:color="#000000" style:text-line-through-style="none"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T4" style:family="text">
      <style:text-properties fo:color="#000000" style:font-name="Arial2" fo:font-size="8pt" fo:font-weight="bold" style:font-name-asian="Arial2" style:font-size-asian="8pt" style:font-weight-asian="bold" style:font-name-complex="Arial2" style:font-size-complex="8pt" style:font-weight-complex="bold"/>
    </style:style>
    <style:style style:name="T5" style:family="text">
      <style:text-properties fo:color="#2a00ff"/>
    </style:style>
    <style:style style:name="T6" style:family="text">
      <style:text-properties style:font-name="Arial2" fo:font-size="8pt" style:font-name-asian="Arial2" style:font-size-asian="8pt" style:font-name-complex="Arial2" style:font-size-complex="8pt"/>
    </style:style>
    <style:style style:name="T7" style:family="text">
      <style:text-properties style:font-name="Arial2" fo:font-size="10pt" style:font-name-asian="Arial2" style:font-size-asian="10pt" style:font-name-complex="Arial2" style:font-size-complex="10pt"/>
    </style:style>
    <style:style style:name="T8" style:family="text">
      <style:text-properties style:font-name="Courier New1" fo:font-size="10pt" style:font-name-asian="Courier New1" style:font-size-asian="10pt" style:font-name-complex="Courier New1" style:font-size-complex="10pt"/>
    </style:style>
    <style:style style:name="T9" style:family="text">
      <style:text-properties style:text-line-through-style="none" style:font-name="Arial2" fo:font-size="10pt" style:text-underline-style="none" style:font-name-asian="Arial2" style:font-size-asian="10pt" style:font-name-complex="Arial2" style:font-size-complex="10pt"/>
    </style:style>
    <style:style style:name="T10" style:family="text">
      <style:text-properties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T11" style:family="text">
      <style:text-properties style:text-line-through-style="none"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T12" style:family="text">
      <style:text-properties style:text-line-through-style="none" style:font-name="Courier New1" fo:font-size="10pt" style:text-underline-style="none" style:font-name-asian="Courier New1" style:font-size-asian="10pt" style:font-name-complex="Courier New1" style:font-size-complex="10pt"/>
    </style:style>
    <style:style style:name="T13" style:family="text">
      <style:text-properties style:text-position="super 58%" style:font-name="Arial2" fo:font-size="16pt" style:font-name-asian="Arial2" style:font-size-asian="16pt" style:font-name-complex="Arial2" style:font-size-complex="16pt"/>
    </style:style>
    <style:style style:name="T14" style:family="text">
      <style:text-properties style:language-asian="zh" style:country-asian="CN"/>
    </style:style>
    <number:number-style style:name="N0">
      <number:number number:min-integer-digits="1"/>
    </number:number-style>
    <number:number-style style:name="N3">
      <number:number number:decimal-places="0" number:min-integer-digits="1" number:grouping="true"/>
    </number:number-style>
    <number:time-style style:name="N41">
      <number:hours number:style="long"/>
      <number:text>:</number:text>
      <number:minutes number:style="long"/>
      <number:text>:</number:text>
      <number:seconds number:style="long"/>
    </number:time-style>
    <number:date-style style:name="N116">
      <number:year/>
      <number:text>／</number:text>
      <number:month/>
      <number:text>／</number:text>
      <number:day/>
    </number:date-style>
  </office:automatic-styles>
  <office:body>
    <office:text>
      <office:forms form:automatic-focus="false" form:apply-design-mode="false"/>
      <text:variable-decls>
        <text:variable-decl office:value-type="string" text:name="test_va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45896" text:name="user_field"/>
      </text:user-field-decls>
      <text:p text:style-name="Title">Sample</text:p>
      <text:p text:style-name="P11">ReplaceDateTarget</text:p>
      <text:p text:style-name="P3"/>
      <text:p text:style-name="P2"><text:span text:style-name="T6">Time: <text:s/></text:span><text:span text:style-name="T6"><text:time style:data-style-name="N41" text:time-value="2011-03-08T14:08:00.79" text:fixed="true">14:08:01</text:time></text:span></text:p>
      <text:p text:style-name="P2"><text:span text:style-name="T4">Date: </text:span><text:span text:style-name="T4"><text:date style:data-style-name="N116" text:date-value="2011-03-08T14:07:27.99" text:fixed="true">11／3／8</text:date></text:span></text:p>
      <text:p text:style-name="P10"/>
      <text:p text:style-name="P4"/>
      <text:list xml:id="list20690027" text:style-name="Numbering_20_1">
        <text:list-item>
          <text:h text:style-name="P17" text:outline-level="1"><text:bookmark-start text:name="__RefNumPara__33704314"/>&lt;text:page-number&gt;<text:bookmark-end text:name="__RefNumPara__33704314"/></text:h>
        </text:list-item>
      </text:list>
      <text:p text:style-name="P2"><text:span text:style-name="T1">The </text:span><text:reference-mark-start text:name="page-number"/><text:span text:style-name="T3">&lt;text:page-number&gt;</text:span><text:reference-mark-end text:name="page-number"/><text:span text:style-name="T3"> </text:span><text:span text:style-name="T1">element displays the current page number.</text:span></text:p>
      <text:p text:style-name="P5">If a number style is not specified for page numbers, the default is the number style of the current page style. </text:p>
      <text:p text:style-name="P2"><text:span text:style-name="T2">Note: </text:span><text:span text:style-name="T1">The </text:span><text:span text:style-name="T3">&lt;text:page-count&gt; </text:span><text:span text:style-name="T1">element displays the total number of pages in a document. 7.5.18.2</text:span></text:p>
      <text:p text:style-name="P9"><text:span text:style-name="T1">The </text:span><text:span text:style-name="T3">&lt;text:page-number&gt; </text:span><text:span text:style-name="T1">element is usable with the following elements: </text:span><text:span text:style-name="T3">&lt;text:a&gt; </text:span><text:span text:style-name="T1">6.1.8, </text:span><text:span text:style-name="T3">&lt;text:h&gt; </text:span><text:span text:style-name="T1">5.1.2, </text:span><text:span text:style-name="T3">&lt;text:meta&gt; </text:span><text:span text:style-name="T1">6.1.9, </text:span><text:reference-mark-start text:name="meta-field"/><text:span text:style-name="T3">&lt;text:meta-field&gt;</text:span><text:reference-mark-end text:name="meta-field"/><text:span text:style-name="T3"> </text:span><text:span text:style-name="T1">7.5.19, </text:span><text:span text:style-name="T3">&lt;text:p&gt; </text:span><text:span text:style-name="T1">5.1.3, </text:span><text:span text:style-name="T3">&lt;text:ruby-base&gt; </text:span><text:span text:style-name="T1">6.4.2 and </text:span><text:span text:style-name="T3">&lt;text:span&gt; </text:span><text:span text:style-name="T1">6.1.7.</text:span></text:p>
      <text:p text:style-name="P9"><text:bookmark-start text:name="test bookmark"/><text:span text:style-name="T1">The </text:span><text:span text:style-name="T3">&lt;text:page-number&gt; </text:span><text:span text:style-name="T1">element has the following attributes: </text:span><text:span text:style-name="T3">style:num-format </text:span><text:span text:style-name="T1">19.502, </text:span><text:span text:style-name="T3">style:num-letter-sync </text:span><text:span text:style-name="T1">19.503, </text:span><text:span text:style-name="T3">text:fixed </text:span><text:span text:style-name="T1">19.805, </text:span><text:span text:style-name="T3">text:page-adjust </text:span><text:span text:style-name="T1">19.847.2 and </text:span><text:span text:style-name="T3">text:select-page </text:span><text:span text:style-name="T1">19.865.3.</text:span><text:bookmark-end text:name="test bookmark"/></text:p>
      <text:p text:style-name="P9"><text:span text:style-name="T1">The </text:span><text:span text:style-name="T3">&lt;text:page-number&gt; </text:span><text:span text:style-name="T1">element has no child elements.</text:span></text:p>
      <text:p text:style-name="P9"><text:span text:style-name="T1">The </text:span><text:span text:style-name="T3">&lt;text:page-number&gt; </text:span><text:span text:style-name="T1">element has text content.</text:span><text:span text:style-name="T1"><text:bookmark-ref text:reference-format="text" text:ref-name="test bookmark">The &lt;text:page-number&gt; element has the following attributes: style:num-format 19.502, style:num-letter-sync 19.503, text:fixed 19.805, text:page-adjust 19.847.2 and text:select-page 19.865.3.</text:bookmark-ref></text:span></text:p>
      <text:p text:style-name="P10"><text:chapter text:display="name" text:outline-level="1">&lt;text:page-number&gt;</text:chapter></text:p>
      <text:p text:style-name="P10"><text:chapter text:display="number" text:outline-level="1">1.</text:chapter></text:p>
      <text:p text:style-name="P10"><text:chapter text:display="number-and-name" text:outline-level="1">1.&lt;text:page-number&gt;</text:chapter></text:p>
      <text:p text:style-name="P10"/>
      <text:p text:style-name="P10"/>
      <text:p text:style-name="P10"/>
      <text:p text:style-name="P10"/>
      <text:p text:style-name="P12">SelectionUserVariableTarget</text:p>
      <text:p text:style-name="P12">SelectionUserVariableTarget</text:p>
      <text:p text:style-name="P12"/>
      <text:p text:style-name="P10"/>
      <text:p text:style-name="P10"/>
      <text:p text:style-name="P10"/>
      <text:p text:style-name="P10"/>
      <text:p text:style-name="P10"/>
      <text:p text:style-name="P10"/>
      <text:p text:style-name="P10"/>
      <text:p text:style-name="P10"/>
      <text:p text:style-name="P10"/>
      <text:p text:style-name="P12">ReplaceConditionTarget</text:p>
      <text:p text:style-name="P12"><text:span text:style-name="T5"/></text:p>
      <text:p text:style-name="P12">ReplaceConditionTarg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electionUserVariableTarget</text:p>
      <text:p text:style-name="P10"/>
      <text:p text:style-name="P10"/>
      <text:p text:style-name="P10"/>
      <text:list xml:id="list21129706" text:continue-numbering="true" text:style-name="Numbering_20_1">
        <text:list-item>
          <text:h text:style-name="P18" text:outline-level="1"><text:bookmark-start text:name="__RefNumPara__33705215"/>&lt;text:page-continuation&gt;<text:bookmark-end text:name="__RefNumPara__33705215"/></text:h>
        </text:list-item>
      </text:list>
      <text:p text:style-name="P2"><text:span text:style-name="T1">The </text:span><text:span text:style-name="T3">&lt;text:page-continuation&gt; </text:span><text:span text:style-name="T1">element displays a continuation reminder printed at the bottom of the page in addition to the page number.</text:span></text:p>
      <text:p text:style-name="P9"><text:span text:style-name="T1">The </text:span><text:span text:style-name="T3">&lt;text:page-continuation&gt; </text:span><text:span text:style-name="T1">element is usable with the following elements: </text:span><text:span text:style-name="T3">&lt;text:a&gt; </text:span><text:span text:style-name="T1">6.1.8, </text:span><text:span text:style-name="T3">&lt;text:h&gt; </text:span><text:span text:style-name="T1">5.1.2, </text:span><text:span text:style-name="T3">&lt;text:meta&gt; </text:span><text:span text:style-name="T1">6.1.9, </text:span><text:span text:style-name="T3">&lt;text:meta-field&gt; </text:span><text:span text:style-name="T1">7.5.19, </text:span><text:span text:style-name="T3">&lt;text:p&gt; </text:span><text:span text:style-name="T1">5.1.3, </text:span><text:span text:style-name="T3">&lt;text:ruby-base&gt; </text:span><text:span text:style-name="T1">6.4.2 and </text:span><text:span text:style-name="T3">&lt;text:span&gt; </text:span><text:span text:style-name="T1">6.1.7.</text:span></text:p>
      <text:p text:style-name="P9"><text:span text:style-name="T1">The </text:span><text:span text:style-name="T3">&lt;text:page-continuation&gt; </text:span><text:span text:style-name="T1">element has the following attributes: </text:span><text:span text:style-name="T3">text:select-page </text:span><text:span text:style-name="T1">19.865.2 and </text:span><text:span text:style-name="T3">text:string-value </text:span><text:span text:style-name="T1">19.873.4.</text:span></text:p>
      <text:p text:style-name="P9"><text:span text:style-name="T1">The </text:span><text:span text:style-name="T3">&lt;text:page-continuation&gt; </text:span><text:span text:style-name="T1">element has no child elements.</text:span></text:p>
      <text:p text:style-name="P9"><text:span text:style-name="T1">The </text:span><text:span text:style-name="T3">&lt;text:page-continuation&gt; </text:span><text:span text:style-name="T1">element has text content.</text:span><text:span text:style-name="T1"><text:reference-ref text:reference-format="page" text:ref-name="meta-field">1</text:reference-ref></text:span><text:span text:style-name="T1"><text:reference-ref text:reference-format="chapter" text:ref-name="meta-field">1</text:reference-ref></text:span><text:span text:style-name="T1"><text:reference-ref text:reference-format="text" text:ref-name="meta-field">&lt;text:meta-field&gt;</text:reference-ref></text:span><text:span text:style-name="T1"><text:reference-ref text:reference-format="direction" text:ref-name="meta-field">above</text:reference-ref></text:span><text:span text:style-name="T1"><text:reference-ref text:ref-name="meta-field">1</text:reference-ref></text:span></text:p>
      <text:list xml:id="list21131908" text:continue-numbering="true" text:style-name="Numbering_20_1">
        <text:list-item>
          <text:h text:style-name="P18" text:outline-level="1">Subsequent Author Fields</text:h>
        </text:list-item>
      </text:list>
      <text:p text:style-name="P6">7.3.6.1General</text:p>
      <text:p text:style-name="P5">There subsequent author fields capture information about second and following authors for a document. In OpenDocument 1.0/1.1, these fields were referenced as “sender” fields and that terminology still appears in the names of these elements. <text:reference-ref text:ref-name="page-number">1</text:reference-ref><text:reference-ref text:reference-format="direction" text:ref-name="page-number">above</text:reference-ref><text:reference-ref text:reference-format="text" text:ref-name="page-number">&lt;text:page-number&gt;</text:reference-ref><text:reference-ref text:reference-format="chapter" text:ref-name="page-number">1</text:reference-ref><text:reference-ref text:reference-format="page" text:ref-name="page-number">1</text:reference-ref></text:p>
      <text:p text:style-name="P5"/>
      <text:p text:style-name="P5">Variables</text:p>
      <text:p text:style-name="P5"><text:variable-set text:name="test_var" office:value-type="string">var_content</text:variable-set></text:p>
      <text:p text:style-name="P5"/>
      <text:p text:style-name="P5"><text:variable-get text:name="test_var" office:value-type="string">var_content</text:variable-get></text:p>
      <text:p text:style-name="P5"/>
      <text:p text:style-name="P5"><text:variable-get text:name="test_var" office:value-type="string">var_content</text:variable-get></text:p>
      <text:p text:style-name="P5"/>
      <text:p text:style-name="P5"><text:variable-set text:name="test_var" office:value-type="string">uiui</text:variable-set></text:p>
      <text:p text:style-name="P5"><text:variable-get text:name="test_var" office:value-type="string">uiui</text:variable-get></text:p>
      <text:p text:style-name="P5"><text:variable-get text:name="test_var" office:value-type="string">uiui</text:variable-get></text:p>
      <text:p text:style-name="P5"/>
      <text:p text:style-name="P5"><text:user-field-get style:data-style-name="N0" text:name="user_field">345896</text:user-field-get></text:p>
      <text:p text:style-name="P5"/>
      <text:p text:style-name="P5"><text:variable-set text:name="test_var" office:value-type="string">tt</text:variable-set></text:p>
      <text:p text:style-name="P5"/>
      <text:p text:style-name="P5"><text:variable-get text:name="test_var" office:value-type="string">tt</text:variable-get></text:p>
      <text:p text:style-name="P5"/>
      <text:p text:style-name="P5"><text:user-field-get style:data-style-name="N0" text:name="user_field">345896</text:user-field-get></text:p>
      <text:p text:style-name="P5"/>
      <text:p text:style-name="P5"><text:user-field-get style:data-style-name="N0" text:name="user_field">345896</text:user-field-get></text:p>
      <text:p text:style-name="P5"><text:user-field-get style:data-style-name="N3" text:name="user_field">345,896</text:user-field-get></text:p>
      <text:p text:style-name="P5"><text:user-field-get style:data-style-name="N3" text:name="user_field">345,896</text:user-field-get></text:p>
      <text:p text:style-name="P5"/>
      <text:p text:style-name="P5"/>
      <text:p text:style-name="P5"/>
      <text:p text:style-name="P5">Con<text:span text:style-name="T14">ditional Text</text:span></text:p>
      <text:p text:style-name="P5"><text:conditional-text text:condition="ooow:test_var == &quot;var_conten&quot;" text:string-value-if-true="ddd" text:string-value-if-false="yyy" text:current-value="true">yyy</text:conditional-text></text:p>
      <text:p text:style-name="P5"><text:conditional-text text:condition="ooow:test_var == &quot;var_content&quot;" text:string-value-if-true="ddd" text:string-value-if-false="yyy" text:current-value="true">yyy</text:conditional-text></text:p>
      <text:p text:style-name="P5"/>
      <text:p text:style-name="P5">Input List</text:p>
      <text:p text:style-name="P5"><text:drop-down text:name=""><text:label text:value="value1"/><text:label text:value="value2"/><text:label text:current-selected="true" text:value="value3"/><text:label text:value="value4"/><text:label text:value="value5"/><text:label text:value="value6"/>value3</text:drop-down></text:p>
      <text:p text:style-name="P5"/>
      <text:p text:style-name="P5">HiddenText</text:p>
      <text:p text:style-name="P5"><text:hidden-text text:condition="ooow:test_var ==&quot;67&quot;" text:string-value="you s" text:is-hidden="true">you s</text:hidden-text></text:p>
      <text:p text:style-name="P5"><text:hidden-text text:condition="ooow:test_var ==&quot;var_content&quot;" text:string-value="you s" text:is-hidden="true">you s</text:hidden-text></text:p>
      <text:p text:style-name="P5"/>
      <text:p text:style-name="P5"/>
      <text:p text:style-name="P5"/>
      <text:p text:style-name="P3">OpenDocument-v1.2-cd05-part1 19 June 2010 Copyright © OASIS Open 2002 - 2010. All Rights Reserved. Page 134 of 847</text:p>
      <text:p text:style-name="P3"/>
      <text:p text:style-name="P3"/>
      <text:p text:style-name="P3"/>
      <text:p text:style-name="P15">ReplaceHiddenTextTarget</text:p>
      <text:p text:style-name="P15">ReplaceHiddenTextTarget</text:p>
      <text:p text:style-name="P13"/>
      <text:p text:style-name="P2"><text:span text:style-name="T6">Page Count :</text:span><text:span text:style-name="T6"><text:page-count>6</text:page-count></text:span></text:p>
      <text:p text:style-name="P2"><text:span text:style-name="T13">Page Number:</text:span><text:span text:style-name="T13"><text:page-count style:num-format="一, 二, 三, ...">六</text:page-count></text:span></text:p>
      <text:p text:style-name="P2"><text:span text:style-name="T13">current: <text:s/></text:span><text:span text:style-name="T13"><text:page-number text:select-page="current">4</text:page-number></text:span><text:span text:style-name="T13"> <text:s text:c="3"/>previous: </text:span><text:span text:style-name="T13"><text:page-number text:select-page="previous">3</text:page-number></text:span><text:span text:style-name="T13"> <text:s text:c="4"/>next:</text:span><text:span text:style-name="T13"><text:page-number text:select-page="next">5</text:page-number></text:span><text:span text:style-name="T13"> <text:s/></text:span></text:p>
      <text:p text:style-name="P8"/>
      <text:p text:style-name="P8"><text:author-name text:fixed="false"/><text:author-initials text:fixed="false">CETI-DEVIN01/Administrator</text:author-initials></text:p>
      <text:p text:style-name="P8"><text:author-name text:fixed="false"/><text:initial-creator>devin</text:initial-creator></text:p>
      <text:p text:style-name="P8"><text:initial-creator>devin</text:initial-creator><text:author-name text:fixed="false"/><text:author-initials text:fixed="false">CETI-DEVIN01/Administrator</text:author-initials><text:initial-creator>devin</text:initial-creator></text:p>
      <text:p text:style-name="P8"><text:author-name text:fixed="false"/></text:p>
      <text:p text:style-name="P8"/>
      <text:p text:style-name="P8">subject：<text:subject>document subject</text:subject><text:subject>document subject</text:subject></text:p>
      <text:p text:style-name="P8">title：<text:title>document title</text:title></text:p>
      <text:p text:style-name="P8"/>
      <text:p text:style-name="P8"><text:file-name text:display="path">C:\SJAWorkspace\315-patch\src\test\resources\</text:file-name></text:p>
      <text:p text:style-name="P8"><text:file-name text:display="full">C:\SJAWorkspace\315-patch\src\test\resources\TextFieldSampleDocument.odt</text:file-name></text:p>
      <text:p text:style-name="P8"><text:file-name text:display="name-and-extension">TextFieldSampleDocument.odt</text:file-name></text:p>
      <text:p text:style-name="P8"><text:file-name text:display="name">TextFieldSampleDocument</text:file-name></text:p>
      <text:p text:style-name="P8"/>
      <text:p text:style-name="P8"/>
      <text:p text:style-name="P8"/>
      <text:p text:style-name="P2"><text:span text:style-name="T7">f a subsequent author field is marked fixed using the </text:span><text:span text:style-name="T8">text:fixed </text:span><text:span text:style-name="T7">attribute, the original information in that field is preserved. 19.805 Otherwise, the information is updated each time the file is edited, causing the fields to change value when the document is edited by a different author.</text:span></text:p>
      <text:p text:style-name="P7">7.3.6.2&lt;text:sender-firstname&gt;</text:p>
      <text:p text:style-name="P2"><text:span text:style-name="T10">The </text:span><text:span text:style-name="T11">&lt;text:sender-firstname&gt; </text:span><text:span text:style-name="T10">element represents the first name of a subsequent author.</text:span></text:p>
      <text:p text:style-name="P9"><text:span text:style-name="T10">The </text:span><text:span text:style-name="T11">&lt;text:sender-firstnam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firstname&gt; </text:span><text:span text:style-name="T10">element has the following attribute: </text:span><text:span text:style-name="T11">text:fixed </text:span><text:span text:style-name="T10">19.805.</text:span></text:p>
      <text:p text:style-name="P9"><text:span text:style-name="T10">The </text:span><text:span text:style-name="T11">&lt;text:sender-firstname&gt; </text:span><text:span text:style-name="T10">element has no child elements.</text:span></text:p>
      <text:p text:style-name="P9"><text:span text:style-name="T10">The </text:span><text:span text:style-name="T11">&lt;text:sender-firstname&gt; </text:span><text:span text:style-name="T10">element has text content.</text:span></text:p>
      <text:p text:style-name="P7">7.3.6.3&lt;text:sender-lastname&gt;</text:p>
      <text:p text:style-name="P2"><text:span text:style-name="T10">The </text:span><text:span text:style-name="T11">&lt;text:sender-lastname&gt; </text:span><text:span text:style-name="T10">element represents the last name of a subsequent author.</text:span></text:p>
      <text:p text:style-name="P9"><text:span text:style-name="T10">The </text:span><text:span text:style-name="T11">&lt;text:sender-lastnam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lastname&gt; </text:span><text:span text:style-name="T10">element has the following attribute: </text:span><text:span text:style-name="T11">text:fixed </text:span><text:span text:style-name="T10">19.805.</text:span></text:p>
      <text:p text:style-name="P9"><text:span text:style-name="T10">The </text:span><text:span text:style-name="T11">&lt;text:sender-lastname&gt; </text:span><text:span text:style-name="T10">element has no child elements.</text:span></text:p>
      <text:p text:style-name="P9"><text:span text:style-name="T10">The </text:span><text:span text:style-name="T11">&lt;text:sender-lastname&gt; </text:span><text:span text:style-name="T10">element has text content.</text:span></text:p>
      <text:p text:style-name="P7">7.3.6.4&lt;text:sender-initials&gt;</text:p>
      <text:p text:style-name="P2"><text:span text:style-name="T10">The </text:span><text:span text:style-name="T11">&lt;text:sender-initials&gt; </text:span><text:span text:style-name="T10">element represents the initials of a subsequent author.</text:span></text:p>
      <text:p text:style-name="P9"><text:span text:style-name="T10">The </text:span><text:span text:style-name="T11">&lt;text:sender-initials&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initials&gt; </text:span><text:span text:style-name="T10">element has the following attribute: </text:span><text:span text:style-name="T11">text:fixed </text:span><text:span text:style-name="T10">19.805.</text:span></text:p>
      <text:p text:style-name="P9"><text:span text:style-name="T10">The </text:span><text:span text:style-name="T11">&lt;text:sender-initials&gt; </text:span><text:span text:style-name="T10">element has no child elements.</text:span></text:p>
      <text:p text:style-name="P9"><text:span text:style-name="T10">The </text:span><text:span text:style-name="T11">&lt;text:sender-initials&gt; </text:span><text:span text:style-name="T10">element has text content.</text:span></text:p>
      <text:p text:style-name="P7">7.3.6.5&lt;text:sender-title&gt;</text:p>
      <text:p text:style-name="P2"><text:span text:style-name="T10">The </text:span><text:span text:style-name="T11">&lt;text:sender-title&gt; </text:span><text:span text:style-name="T10">element represents the title of a subsequent author.</text:span></text:p>
      <text:p text:style-name="P9"><text:span text:style-name="T10">The </text:span><text:span text:style-name="T11">&lt;text:sender-titl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title&gt; </text:span><text:span text:style-name="T10">element has the following attribute: </text:span><text:span text:style-name="T11">text:fixed </text:span><text:span text:style-name="T10">19.805. </text:span></text:p>
      <text:p text:style-name="P3">OpenDocument-v1.2-cd05-part1 19 June 2010 Copyright © OASIS Open 2002 - 2010. All Rights Reserved. Page 135 of 847</text:p>
      <text:p text:style-name="P3"/>
      <text:p text:style-name="P3"/>
      <text:p text:style-name="P13"/>
      <text:p text:style-name="P9"><text:span text:style-name="T7">The </text:span><text:span text:style-name="T8">&lt;text:sender-title&gt; </text:span><text:span text:style-name="T7">element has no child elements.</text:span></text:p>
      <text:p text:style-name="P9"><text:span text:style-name="T9">The </text:span><text:span text:style-name="T12">&lt;text:sender-title&gt; </text:span><text:span text:style-name="T9">element has text content.</text:span></text:p>
      <text:p text:style-name="P7">7.3.6.6&lt;text:sender-position&gt;</text:p>
      <text:p text:style-name="P2"><text:span text:style-name="T10">The </text:span><text:span text:style-name="T11">&lt;text:sender-position&gt; </text:span><text:span text:style-name="T10">element represents the position of a subsequent author.</text:span></text:p>
      <text:p text:style-name="P9"><text:span text:style-name="T10">The </text:span><text:span text:style-name="T11">&lt;text:sender-position&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position&gt; </text:span><text:span text:style-name="T10">element has the following attribute: </text:span><text:span text:style-name="T11">text:fixed </text:span><text:span text:style-name="T10">19.805.</text:span></text:p>
      <text:p text:style-name="P9"><text:span text:style-name="T10">The </text:span><text:span text:style-name="T11">&lt;text:sender-position&gt; </text:span><text:span text:style-name="T10">element has no child elements.</text:span></text:p>
      <text:p text:style-name="P9"><text:span text:style-name="T10">The </text:span><text:span text:style-name="T11">&lt;text:sender-position&gt; </text:span><text:span text:style-name="T10">element has text content.</text:span></text:p>
      <text:p text:style-name="P7">7.3.6.7&lt;text:sender-email&gt;</text:p>
      <text:p text:style-name="P2"><text:span text:style-name="T10">The </text:span><text:span text:style-name="T11">&lt;text:sender-email&gt; </text:span><text:span text:style-name="T10">element represents the email address of a subsequent author.</text:span></text:p>
      <text:p text:style-name="P9"><text:span text:style-name="T10">The </text:span><text:span text:style-name="T11">&lt;text:sender-email&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email&gt; </text:span><text:span text:style-name="T10">element has the following attribute: </text:span><text:span text:style-name="T11">text:fixed </text:span><text:span text:style-name="T10">19.805.</text:span></text:p>
      <text:p text:style-name="P9"><text:span text:style-name="T10">The </text:span><text:span text:style-name="T11">&lt;text:sender-email&gt; </text:span><text:span text:style-name="T10">element has no child elements.</text:span></text:p>
      <text:p text:style-name="P9"><text:span text:style-name="T10">The </text:span><text:span text:style-name="T11">&lt;text:sender-email&gt; </text:span><text:span text:style-name="T10">element has text content.</text:span></text:p>
      <text:p text:style-name="P7">7.3.6.8&lt;text:sender-phone-private&gt;</text:p>
      <text:p text:style-name="P2"><text:span text:style-name="T10">The </text:span><text:span text:style-name="T11">&lt;text:sender-phone-private&gt; </text:span><text:span text:style-name="T10">element represents the private telephone number of a subsequent author.</text:span></text:p>
      <text:p text:style-name="P9"><text:span text:style-name="T10">The </text:span><text:span text:style-name="T11">&lt;text:sender-phone-privat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phone-private&gt; </text:span><text:span text:style-name="T10">element has the following attribute: </text:span><text:span text:style-name="T11">text:fixed </text:span><text:span text:style-name="T10">19.805.</text:span></text:p>
      <text:p text:style-name="P9"><text:span text:style-name="T10">The </text:span><text:span text:style-name="T11">&lt;text:sender-phone-private&gt; </text:span><text:span text:style-name="T10">element has no child elements.</text:span></text:p>
      <text:p text:style-name="P9"><text:span text:style-name="T10">The </text:span><text:span text:style-name="T11">&lt;text:sender-phone-private&gt; </text:span><text:span text:style-name="T10">element has text content.</text:span></text:p>
      <text:p text:style-name="P7">7.3.6.9&lt;text:sender-fax&gt;</text:p>
      <text:p text:style-name="P2"><text:span text:style-name="T10">The </text:span><text:span text:style-name="T11">&lt;text:sender-fax&gt; </text:span><text:span text:style-name="T10">element represents the facsimile number of a subsequent author.</text:span></text:p>
      <text:p text:style-name="P9"><text:span text:style-name="T10">The </text:span><text:span text:style-name="T11">&lt;text:sender-fax&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 </text:span></text:p>
      <text:p text:style-name="P3">OpenDocument-v1.2-cd05-part1 19 June 2010 Copyright © OASIS Open 2002 - 2010. All Rights Reserved. Page 136 of 847</text:p>
      <text:p text:style-name="P3"/>
      <text:p text:style-name="P3">'</text:p>
      <text:p text:style-name="P16">ReplaceReferenceTarget</text:p>
      <text:p text:style-name="P16">ReplaceReferenceTarget</text:p>
      <text:p text:style-name="P3"/>
      <text:p text:style-name="P11">ReplaceDateTar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1" svg:font-family="'Courier New', 'Courier New PSMT'" style:font-family-generic="modern"/>
    <style:font-face style:name="Arial2" svg:font-family="Arial, Arial"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宋体"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 style:family="paragraph" style:parent-style-name="Default_20_Text">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Default_20_Text"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variable-decls>
          <text:variable-decl office:value-type="string" text:name="test_var"/>
        </text:variable-decls>
        <text:p text:style-name="MP1"><text:variable-set text:name="test_var" office:value-type="string">header_variable</text:variable-set> <text:s text:c="12"/><text:variable-get text:name="test_var" office:value-type="string">tt</text:variable-get> <text:span text:style-name="MT1">ReplaceDateTarget </text:span></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3-08T13:55:49</meta:creation-date>
    <dc:date>2011-10-08T17:44:08</dc:date>
    <meta:editing-duration>PT0.001S</meta:editing-duration>
    <meta:editing-cycles>50</meta:editing-cycles>
    <meta:generator>IBM_Lotus_Symphony/3.0$Win32 OpenOffice.org_project/310m11$Build-9399</meta:generator>
    <meta:initial-creator>devin</meta:initial-creator>
    <dc:subject>document subject</dc:subject>
    <dc:title>document title</dc:title>
    <meta:document-statistic meta:character-count="7377" meta:image-count="0" meta:object-count="0" meta:page-count="6" meta:paragraph-count="120" meta:table-count="0" meta:word-count="852"/>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